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200%" fo:text-align="start" style:justify-single-word="false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200%" fo:text-align="justify" style:justify-single-word="false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 OF TABLES</text:p>
      <text:p text:style-name="P2"/>
      <text:p text:style-name="P4">TABLE<text:span text:style-name="T1"><text:tab/><text:tab/><text:tab/><text:tab/><text:tab/><text:tab/><text:tab/><text:tab/><text:tab/><text:tab/><text:tab/></text:span>PAGE</text:p>
      <text:p text:style-name="P3"/>
      <text:list xml:id="list104970272" text:style-name="WWNum1">
        <text:list-item>
          <text:p text:style-name="P6">List of Reliable and Satiric Websites<text:tab/><text:tab/><text:tab/><text:tab/><text:tab/><text:tab/><text:tab/>9</text:p>
        </text:list-item>
        <text:list-item>
          <text:p text:style-name="P6">Comparison of 4 different SSA algorithms and expected result from survey<text:tab/>17</text:p>
        </text:list-item>
        <text:list-item>
          <text:p text:style-name="P7">Comparison of computer scores and expected output<text:tab/><text:tab/><text:tab/><text:tab/>2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v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08T11:35:03.826000000</dc:date>
    <meta:editing-duration>PT4M21S</meta:editing-duration>
    <meta:editing-cycles>1</meta:editing-cycles>
    <meta:document-statistic meta:table-count="0" meta:image-count="0" meta:object-count="0" meta:page-count="1" meta:paragraph-count="6" meta:word-count="36" meta:character-count="217" meta:non-whitespace-character-count="171"/>
  </office:meta>
</office:document-meta>
</file>